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350000009C2F27D2296C18F052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width="3.2189in" svg:height="1.6252in" draw:z-index="0"><draw:image xlink:href="Pictures/10000001000001350000009C2F27D2296C18F052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6T13:26:37.603396247</meta:creation-date>
    <dc:date>2022-10-26T13:26:41.338074328</dc:date>
    <meta:editing-duration>PT5S</meta:editing-duration>
    <meta:editing-cycles>1</meta:editing-cycles>
    <meta:generator>LibreOffice/7.4.2.3$Linux_X86_64 LibreOffice_project/40$Build-3</meta:generator>
    <meta:document-statistic meta:table-count="0" meta:image-count="1" meta:object-count="0" meta:page-count="1" meta:paragraph-count="0" meta:word-count="0" meta:character-count="0" meta:non-whitespace-character-count="0"/>
  </office:meta>
</office:document-meta>
</file>